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apple-system" svg:font-family="apple-system, BlinkMacSystemFont, 'Segoe UI', Roboto, 'Helvetica Neue', Arial, sans-serif, 'Apple Color Emoji', 'Segoe UI Emoji', 'Segoe UI Symbol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1b1b1b" style:font-name="Open Sans" fo:font-size="13.5pt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1b1b1b" style:font-name="Open Sans" fo:font-size="13.5pt" fo:font-style="normal" fo:font-weight="bold" officeooo:rsid="0018dfed" officeooo:paragraph-rsid="0018dfe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1c298d"/>
    </style:style>
    <style:style style:name="P5" style:family="paragraph" style:parent-style-name="Text_20_body" style:list-style-name="L1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292b2c" style:font-name="Open Sans" fo:font-size="13.5pt" fo:font-style="normal" fo:font-weight="normal"/>
    </style:style>
    <style:style style:name="P6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/>
    </style:style>
    <style:style style:name="P7" style:family="paragraph" style:parent-style-name="Text_20_body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 officeooo:paragraph-rsid="001c298d"/>
    </style:style>
    <style:style style:name="P11" style:family="paragraph" style:parent-style-name="Text_20_body">
      <style:paragraph-properties fo:margin-top="0in" fo:margin-bottom="0in" loext:contextual-spacing="false" fo:line-height="150%" fo:text-align="start" style:justify-single-word="false" fo:orphans="2" fo:widows="2"/>
      <style:text-properties fo:font-variant="normal" fo:text-transform="none" fo:color="#1b1b1b" style:font-name="Open Sans" fo:font-size="13.5pt" fo:letter-spacing="normal" fo:font-style="normal" fo:font-weight="normal"/>
    </style:style>
    <style:style style:name="T1" style:family="text">
      <style:text-properties fo:letter-spacing="normal"/>
    </style:style>
    <style:style style:name="T2" style:family="text">
      <style:text-properties fo:letter-spacing="normal" fo:font-weight="bold" style:font-weight-asian="bold" style:font-weight-complex="bold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bold"/>
    </style:style>
    <style:style style:name="T4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373a3c" style:font-name="apple-system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73a3c" style:font-name="apple-system" fo:font-size="11.25pt" fo:letter-spacing="normal" fo:font-style="normal" fo:font-weight="normal" officeooo:rsid="001c298d"/>
    </style:style>
    <style:style style:name="T7" style:family="text">
      <style:text-properties fo:font-variant="normal" fo:text-transform="none" fo:color="#373a3c" fo:letter-spacing="normal"/>
    </style:style>
    <style:style style:name="T8" style:family="text">
      <style:text-properties officeooo:rsid="001a6240"/>
    </style:style>
    <style:style style:name="T9" style:family="text">
      <style:text-properties fo:color="#373a3c" style:font-name="apple-system"/>
    </style:style>
    <style:style style:name="T10" style:family="text">
      <style:text-properties fo:color="#373a3c" style:font-name="apple-system" fo:font-size="11.25pt"/>
    </style:style>
    <style:style style:name="T11" style:family="text">
      <style:text-properties fo:color="#373a3c" style:font-name="apple-system" fo:font-size="11.25pt" fo:letter-spacing="normal"/>
    </style:style>
    <style:style style:name="T12" style:family="text">
      <style:text-properties fo:color="#373a3c" style:font-name="apple-system" fo:font-size="11.25pt" fo:letter-spacing="normal" fo:font-weight="bold"/>
    </style:style>
    <style:style style:name="T13" style:family="text">
      <style:text-properties fo:color="#373a3c" style:font-name="apple-system" fo:letter-spacing="normal" style:font-size-asian="13.5pt" style:font-size-complex="13.5pt"/>
    </style:style>
    <style:style style:name="T14" style:family="text">
      <style:text-properties fo:color="#373a3c" style:font-name="apple-system" style:font-size-asian="13.5pt" style:font-size-complex="13.5pt"/>
    </style:style>
    <style:style style:name="T15" style:family="text">
      <style:text-properties fo:color="#373a3c" style:font-name="apple-system" fo:font-weight="bold" style:font-size-asian="13.5pt" style:font-size-complex="13.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8dfe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1c298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ấu trúc của 1 module</text:p>
      <text:p text:style-name="P2">Một module trong magento có 2 phần chính là "code" và "template".</text:p>
      <text:list xml:id="list2969135014" text:style-name="L1">
        <text:list-item>
          <text:p text:style-name="P8"><text:span text:style-name="T16">Code</text:span>: Xác định các hành động mà các module sẽ tương tác với database.</text:p>
        </text:list-item>
        <text:list-item>
          <text:p text:style-name="P5"><text:span text:style-name="T2">Template</text:span><text:span text:style-name="T1">: Cách bố trí giao diện của module dựa trên code.</text:span></text:p>
          <text:p text:style-name="P5"><text:span text:style-name="T1"/></text:p>
        </text:list-item>
      </text:list>
      <text:p text:style-name="P2">Code của template gồm có các thành phần sau:</text:p>
      <text:p text:style-name="P2"><text:span text:style-name="Strong_20_Emphasis"><text:span text:style-name="T12"><text:s text:c="9"/>. API</text:span></text:span><text:span text:style-name="T11">: </text:span><text:span text:style-name="T13">Hợp đồng dịch vụ, xác định giao diện dịch vụ và giao diện dữ liệu</text:span></text:p>
      <text:list xml:id="list1823102699" text:style-name="L2">
        <text:list-item>
          <text:p text:style-name="P9"><text:span text:style-name="T16">Block</text:span>: <text:span text:style-name="T8">chứa logic nghiệp vụ ,l</text:span>à nơi dùng để load dữ liệu, điều chỉnh dữ liệu từ database trước khi cho hiển thị dữ liệu ra template.</text:p>
        </text:list-item>
        <text:list-item>
          <text:p text:style-name="P9"><text:span text:style-name="T18">Controller</text:span>: Nhận yêu cầu từ phía người dùng từ http sau đó sẽ chuyển yêu cầu tới các lớp xử lý.</text:p>
        </text:list-item>
        <text:list-item>
          <text:p text:style-name="P9"><text:span text:style-name="T16">Etc</text:span>: bao gồm các file xml dùng để config cho module. Tùy theo mỗi module mà có những file xml khác nhau.</text:p>
        </text:list-item>
        <text:list-item>
          <text:p text:style-name="P9"><text:span text:style-name="T16">Helper</text:span>: Chúng ta sẽ cho vào các helper class tại đây. Các hàm chúng ta định nghĩa trong helper có thể được gọi ở bất cứ chỗ nào. Do đó helper là nơi chứa các "công cụ" giúp quá trình lập trình của bạn trở nên dễ dàng hơn trong một phần nào đó.</text:p>
        </text:list-item>
        <text:list-item>
          <text:p text:style-name="P9"><text:span text:style-name="T16">Model</text:span>: Nơi chứa các câu lệnh truy vấn trực tiếp với cơ sở dữ liệu. <text:s text:c="3"/></text:p>
          <text:p text:style-name="P10"><text:s text:c="4"/><text:bookmark text:name="yui_3_17_2_1_1571815003171_42"/>- <text:span text:style-name="T10">Models : chứa dữ liệu và hành vi ( kế thừa từ \Magento\Framework\Model\AbstractModel )</text:span></text:p>
        </text:list-item>
      </text:list>
      <text:p text:style-name="P4"><text:span text:style-name="T4"><text:s text:c="15"/>- <text:s/>Resource: model ánh xạ dữ liệu cho cấu trúc lưu trữ (kế thừa từ </text:span><text:span text:style-name="Strong_20_Emphasis"><text:span text:style-name="T3">\</text:span></text:span><text:span text:style-name="Strong_20_Emphasis"><text:span text:style-name="T5">Magento\Framework\Model\ResourceModel\Db\AbstractDb </text:span></text:span><text:span text:style-name="T4">)</text:span></text:p>
      <text:p text:style-name="P4"><text:span text:style-name="T4"><text:s text:c="15"/>- Collection: các bộ đóng gói của model và các chức năng liên quan (</text:span><text:span text:style-name="T6">kế thừa từ </text:span><text:span text:style-name="T7"> </text:span><text:bookmark text:name="yui_3_17_2_1_1571815003171_45"/><text:span text:style-name="Strong_20_Emphasis"><text:span text:style-name="T5">Magento\Framework\Model\ResourceModel\Db\Collection\AbstractCollection</text:span></text:span><text:span text:style-name="T4">)</text:span></text:p>
      <text:list xml:id="list162360749846263" text:continue-numbering="true" text:style-name="L2">
        <text:list-header>
          <text:p text:style-name="P9"><text:span text:style-name="T10"/></text:p>
        </text:list-header>
        <text:list-item>
          <text:p text:style-name="P9"><text:span text:style-name="T17">Setup</text:span>: Bao gồm các câu lệnh sql để tạo bảng, tương tác thay đổi dữ liệu , <text:span text:style-name="T8">tạo sơ đồ quan hệ </text:span></text:p>
        </text:list-item>
        <text:list-item>
          <text:p text:style-name="P9"><text:soft-page-break/><text:span text:style-name="Strong_20_Emphasis"><text:span text:style-name="T15">Ui</text:span></text:span><text:span text:style-name="T14">:</text:span><text:span text:style-name="T10"> </text:span><text:span text:style-name="T14">Các thành phần UI như grid và form được sử dụng trong backend</text:span></text:p>
        </text:list-item>
        <text:list-item>
          <text:p text:style-name="P9"><text:span text:style-name="Strong_20_Emphasis"><text:span text:style-name="T15">view</text:span></text:span><text:span text:style-name="T14">: Tệp bố cục (XML) và tệp mẫu (PHTML) cho backend và frontend</text:span></text:p>
          <text:p text:style-name="P9"/>
        </text:list-item>
      </text:list>
      <text:p text:style-name="P11"><text:s/>Những file template có tác dụng lấy dữ liệu từ file block và hiển thị. Template gồm có 2 phần:</text:p>
      <text:list xml:id="list2398216546" text:style-name="L4">
        <text:list-item>
          <text:p text:style-name="P6"><text:span text:style-name="T16">Layout</text:span>: chứa các file .xml định ra các vị trí, block trên trang web.</text:p>
        </text:list-item>
        <text:list-item>
          <text:p text:style-name="P6"><text:span text:style-name="T16">Template</text:span>: bao gồm các file phtml chứa thông tin hiển thị ra web.</text:p>
        </text:list-item>
      </text:list>
      <text:p text:style-name="P7"/>
      <text:list xml:id="list162359942670030" text:continue-list="list162360749846263" text:style-name="L2">
        <text:list-header>
          <text:p text:style-name="P9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apple-system" svg:font-family="apple-system, BlinkMacSystemFont, 'Segoe UI', Roboto, 'Helvetica Neue', Arial, sans-serif, 'Apple Color Emoji', 'Segoe UI Emoji', 'Segoe UI Symbol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40:15.137025163</meta:creation-date>
    <dc:date>2019-10-23T16:23:59.358557783</dc:date>
    <meta:editing-duration>PT1H50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70" meta:character-count="1841" meta:non-whitespace-character-count="1457"/>
  </office:meta>
</office:document-meta>
</file>